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192aa4" officeooo:paragraph-rsid="00192aa4" style:font-weight-asian="bold" style:font-weight-complex="bold"/>
    </style:style>
    <style:style style:name="P2" style:family="paragraph" style:parent-style-name="Text_20_body">
      <style:text-properties fo:font-weight="bold" officeooo:rsid="00330263" officeooo:paragraph-rsid="00330263" style:font-weight-asian="bold" style:font-weight-complex="bold"/>
    </style:style>
    <style:style style:name="P3" style:family="paragraph" style:parent-style-name="Text_20_body">
      <style:text-properties fo:font-weight="bold" officeooo:rsid="003e932d" officeooo:paragraph-rsid="003e932d" style:font-weight-asian="bold" style:font-weight-complex="bold"/>
    </style:style>
    <style:style style:name="P4" style:family="paragraph" style:parent-style-name="Text_20_body">
      <style:text-properties fo:font-weight="bold" officeooo:rsid="0046abec" officeooo:paragraph-rsid="0046abec" style:font-weight-asian="bold" style:font-weight-complex="bold"/>
    </style:style>
    <style:style style:name="P5" style:family="paragraph" style:parent-style-name="Text_20_body">
      <style:text-properties officeooo:rsid="001fac91" officeooo:paragraph-rsid="001fac91"/>
    </style:style>
    <style:style style:name="P6" style:family="paragraph" style:parent-style-name="Text_20_body">
      <style:text-properties officeooo:rsid="002324af" officeooo:paragraph-rsid="002324af"/>
    </style:style>
    <style:style style:name="P7" style:family="paragraph" style:parent-style-name="Text_20_body">
      <style:text-properties officeooo:rsid="003476ab" officeooo:paragraph-rsid="003476ab"/>
    </style:style>
    <style:style style:name="P8" style:family="paragraph" style:parent-style-name="Text_20_body">
      <style:text-properties officeooo:rsid="003d1dc6" officeooo:paragraph-rsid="003d1dc6"/>
    </style:style>
    <style:style style:name="P9" style:family="paragraph" style:parent-style-name="Text_20_body">
      <style:text-properties officeooo:rsid="00435388" officeooo:paragraph-rsid="00435388"/>
    </style:style>
    <style:style style:name="P10" style:family="paragraph" style:parent-style-name="Text_20_body">
      <style:text-properties officeooo:rsid="0043d6b2" officeooo:paragraph-rsid="0043d6b2"/>
    </style:style>
    <style:style style:name="P11" style:family="paragraph" style:parent-style-name="Text_20_body">
      <style:text-properties officeooo:rsid="0046abec" officeooo:paragraph-rsid="0046abec"/>
    </style:style>
    <style:style style:name="P12" style:family="paragraph" style:parent-style-name="Heading_20_1">
      <style:text-properties officeooo:rsid="00192aa4" officeooo:paragraph-rsid="00192aa4"/>
    </style:style>
    <style:style style:name="P13" style:family="paragraph" style:parent-style-name="Text_20_body" style:list-style-name="L1">
      <style:text-properties officeooo:rsid="003fc3e3" officeooo:paragraph-rsid="003fc3e3"/>
    </style:style>
    <style:style style:name="P14" style:family="paragraph" style:parent-style-name="Text_20_body" style:list-style-name="L1">
      <style:text-properties officeooo:rsid="003e6ac7" officeooo:paragraph-rsid="003e6ac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c5e7f" style:font-weight-asian="normal" style:font-weight-complex="normal"/>
    </style:style>
    <style:style style:name="T3" style:family="text">
      <style:text-properties fo:font-weight="normal" officeooo:rsid="002deae9" style:font-weight-asian="normal" style:font-weight-complex="normal"/>
    </style:style>
    <style:style style:name="T4" style:family="text">
      <style:text-properties fo:font-weight="normal" officeooo:rsid="002e4683" style:font-weight-asian="normal" style:font-weight-complex="normal"/>
    </style:style>
    <style:style style:name="T5" style:family="text">
      <style:text-properties fo:font-weight="normal" officeooo:rsid="0030153c" style:font-weight-asian="normal" style:font-weight-complex="normal"/>
    </style:style>
    <style:style style:name="T6" style:family="text">
      <style:text-properties fo:font-weight="normal" officeooo:rsid="00319f8b" style:font-weight-asian="normal" style:font-weight-complex="normal"/>
    </style:style>
    <style:style style:name="T7" style:family="text">
      <style:text-properties fo:font-weight="normal" officeooo:rsid="003476ab" style:font-weight-asian="normal" style:font-weight-complex="normal"/>
    </style:style>
    <style:style style:name="T8" style:family="text">
      <style:text-properties fo:font-weight="normal" officeooo:rsid="0035583d" style:font-weight-asian="normal" style:font-weight-complex="normal"/>
    </style:style>
    <style:style style:name="T9" style:family="text">
      <style:text-properties fo:font-weight="normal" officeooo:rsid="0035e75b" style:font-weight-asian="normal" style:font-weight-complex="normal"/>
    </style:style>
    <style:style style:name="T10" style:family="text">
      <style:text-properties fo:font-weight="normal" officeooo:rsid="00362b8d" style:font-weight-asian="normal" style:font-weight-complex="normal"/>
    </style:style>
    <style:style style:name="T11" style:family="text">
      <style:text-properties fo:font-weight="normal" officeooo:rsid="003821a5" style:font-weight-asian="normal" style:font-weight-complex="normal"/>
    </style:style>
    <style:style style:name="T12" style:family="text">
      <style:text-properties fo:font-weight="normal" officeooo:rsid="003d1dc6" style:font-weight-asian="normal" style:font-weight-complex="normal"/>
    </style:style>
    <style:style style:name="T13" style:family="text">
      <style:text-properties fo:font-weight="normal" officeooo:rsid="003f6089" style:font-weight-asian="normal" style:font-weight-complex="normal"/>
    </style:style>
    <style:style style:name="T14" style:family="text">
      <style:text-properties fo:font-weight="normal" officeooo:rsid="003f7589" style:font-weight-asian="normal" style:font-weight-complex="normal"/>
    </style:style>
    <style:style style:name="T15" style:family="text">
      <style:text-properties fo:font-weight="normal" officeooo:rsid="003fc3e3" style:font-weight-asian="normal" style:font-weight-complex="normal"/>
    </style:style>
    <style:style style:name="T16" style:family="text">
      <style:text-properties fo:font-weight="normal" officeooo:rsid="00402e84" style:font-weight-asian="normal" style:font-weight-complex="normal"/>
    </style:style>
    <style:style style:name="T17" style:family="text">
      <style:text-properties fo:font-weight="normal" officeooo:rsid="00421fad" style:font-weight-asian="normal" style:font-weight-complex="normal"/>
    </style:style>
    <style:style style:name="T18" style:family="text">
      <style:text-properties fo:font-weight="normal" officeooo:rsid="00435388" style:font-weight-asian="normal" style:font-weight-complex="normal"/>
    </style:style>
    <style:style style:name="T19" style:family="text">
      <style:text-properties fo:font-weight="normal" officeooo:rsid="0048dcf1" style:font-weight-asian="normal" style:font-weight-complex="normal"/>
    </style:style>
    <style:style style:name="T20" style:family="text">
      <style:text-properties fo:font-weight="normal" officeooo:rsid="0049e1b3" style:font-weight-asian="normal" style:font-weight-complex="normal"/>
    </style:style>
    <style:style style:name="T21" style:family="text">
      <style:text-properties officeooo:rsid="003e932d"/>
    </style:style>
    <style:style style:name="T22" style:family="text">
      <style:text-properties officeooo:rsid="00435388"/>
    </style:style>
    <style:style style:name="T23" style:family="text">
      <style:text-properties officeooo:rsid="0044aca6"/>
    </style:style>
    <style:style style:name="T24" style:family="text">
      <style:text-properties officeooo:rsid="00456180"/>
    </style:style>
    <style:style style:name="T25" style:family="text">
      <style:text-properties style:text-position="super 58%" officeooo:rsid="00456180"/>
    </style:style>
    <style:style style:name="T26" style:family="text">
      <style:text-properties style:text-position="super 58%" officeooo:rsid="0046abec"/>
    </style:style>
    <style:style style:name="T27" style:family="text">
      <style:text-properties officeooo:rsid="0046abec"/>
    </style:style>
    <style:style style:name="T28" style:family="text">
      <style:text-properties officeooo:rsid="00479da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A Python program to enumerate valid Ginkgo Puzzle board positions</text:h>
      <text:p text:style-name="P9">Result: 5,435,817,984 total valid board positions, calculated in about 23 hours on a 2017 Dell laptop:<text:line-break/>Processor<text:tab/>Intel(R) Core(TM) i7-7700HQ CPU @ 2.80GHz <text:s text:c="2"/>2.80 GHz<text:line-break/>Installed RAM<text:tab/>16.0 GB (15.9 GB usable)<text:line-break/>System type<text:tab/>64-bit operating system, x64-based processor</text:p>
      <text:h text:style-name="Heading_20_2" text:outline-level="2">To Do</text:h>
      <text:list xml:id="list2832599073" text:style-name="L1">
        <text:list-item>
          <text:p text:style-name="P13">Mod the board printout to print as you see the board. Sort of cheap ascii graphics.</text:p>
        </text:list-item>
        <text:list-item>
          <text:p text:style-name="P14"><text:span text:style-name="T21">D</text:span>o some work to validate the code. Right now it just seems to work – I have no evidence, <text:span text:style-name="T22">such as Unit Tests, that</text:span> it’s correct.</text:p>
        </text:list-item>
      </text:list>
      <text:h text:style-name="Heading_20_2" text:outline-level="2">Design Notes</text:h>
      <text:p text:style-name="P5">25 pieces of 4 possible positions each gives a maximum of 4^25 boards. 4^25 = 2^50. So a 64-bit integer should be fine for storing the number of boards found.</text:p>
      <text:p text:style-name="P6">25 pieces means a maximum recursion of about 25, which is tiny. Should be no problem with the stack.</text:p>
      <text:p text:style-name="P7">Working with small numbers of pieces, it looks like the number of valid boards could be about 1/4 of the total possible positions. So 4^25 positions gives about 4^24 valid boards, which is an unworkably large number: 281,474,976,710,656.</text:p>
      <text:p text:style-name="P8">The board layouts are rotationally symmetrical around the center piece. For that reason I can calculate all the valid boards with the center piece facing north, then multiply that number by 4 to take into account the other 3 possible orientations of the center piece (south, east, west).</text:p>
      <text:p text:style-name="P10">The program found <text:s/><text:span text:style-name="T22">5,435,817,984 </text:span>valid boards vs. 1,125,899,906,842,624 (4^25) valid and invalid boards. <text:span text:style-name="T24">So</text:span><text:span text:style-name="T23"> about 207,126</text:span><text:span text:style-name="T25">th</text:span><text:span text:style-name="T24"> possible boards are valid. </text:span><text:span text:style-name="T27">That’s just short of one 4^9</text:span><text:span text:style-name="T26">th</text:span><text:span text:style-name="T27"> valid boards vs. possible boards.</text:span></text:p>
      <text:p text:style-name="P11">The scale of the result shows that enumerating all the paths <text:span text:style-name="T28">from any valid board to any other valid board</text:span> is infeasible due to storage and time limits.</text:p>
      <text:h text:style-name="Heading_20_2" text:outline-level="2">Diary</text:h>
      <text:p text:style-name="P4">Mon Apr 18<text:span text:style-name="T1"> – The overnight run finished! It produced </text:span><text:span text:style-name="T18"><text:s/>5,435,817,984 total valid board positions in about 23 hours.</text:span></text:p>
      <text:p text:style-name="P3">Sun Apr 17<text:span text:style-name="T1"> – 0..23 Spiral elements took 7.5 hours to run, </text:span><text:span text:style-name="T17">and produced 1,274,019,840 valid boards</text:span><text:span text:style-name="T1">. </text:span><text:span text:style-name="T17">That’s far smaller than my original estimates.</text:span><text:span text:style-name="T1"> Turned off the debug </text:span><text:span text:style-name="T19">code that stops early</text:span><text:span text:style-name="T1">, so the thing will </text:span><text:span text:style-name="T17">now </text:span><text:span text:style-name="T1">run to completion </text:span><text:span text:style-name="T15">(all 25 Spiral elements: 0..24).</text:span><text:span text:style-name="T1"><text:line-break/><text:tab/>Started a run at 8:30am. I expect it to take about 16 hours </text:span><text:span text:style-name="T13">(</text:span><text:span text:style-name="T16">past </text:span><text:span text:style-name="T13">midnight).<text:line-break/><text:tab/></text:span><text:span text:style-name="T14">Got an idea: at the 100K marks, print the pieceDirections[], using ^, V, &lt;, and &gt; to </text:span><text:soft-page-break/><text:span text:style-name="T14">represent the directions. Those printouts will do two things: 1) give an idea of how far along it is (by knowing how it sequences through directions) and 2) give and opportunity to validate some board layouts.</text:span></text:p>
      <text:p text:style-name="P2">Sat Apr 16<text:span text:style-name="T1"> – </text:span><text:span text:style-name="T7">Built a version that seems to run. No idea whether it’s correct; it probably isn’t.<text:line-break/><text:tab/></text:span><text:span text:style-name="T19">Estimated that</text:span><text:span text:style-name="T7"> the program will take over a lifetime to run. </text:span><text:span text:style-name="T8">Based on smaller boards,</text:span><text:span text:style-name="T7"> 4^25 tests may give up to 4^24 valid boards. That’s 281,474,976,710,656. It finds about 100,000 valid boards every few seconds, say 50,000 boards per second. That’s maybe 5,629,499,534 seconds to run. There are 31,536,000 seconds in a year, so running may take over 178 years. </text:span><text:span text:style-name="T8">Pretty clearly not feasible.<text:line-break/><text:tab/></text:span><text:span text:style-name="T9">Found there’s a built-in Python profiler: </text:span><text:a xlink:type="simple" xlink:href="https://stackoverflow.com/questions/582336/how-do-i-profile-a-python-script" text:style-name="Internet_20_link" text:visited-style-name="Visited_20_Internet_20_Link"><text:span text:style-name="T9">https://stackoverflow.com/questions/582336/how-do-i-profile-a-python-script</text:span></text:a><text:span text:style-name="T9"> describes how to use it. </text:span><text:span text:style-name="T10">Ran it. Found not surprisingly that placePiece() takes the most time. It’s the core function, along with pieceOverlaps().<text:line-break/><text:tab/></text:span><text:span text:style-name="T11">If I optimized it by 1000, it should take a couple of months to run.<text:line-break/><text:tab/></text:span><text:span text:style-name="T12">Update: It’s not anywhere near that bad. <text:s/>To profile the code, I increased the skip code that stops short of placing all the pieces. Gradually increasing the number of pieces placed makes it look like it could do the whole enumeration in a little over a day.<text:line-break/><text:tab/>I also did a quick change to cut the number of enumerations by 4: the board states are rotationally symmetric around the center, so we can place the center piece in only one direction (North) then multiply the number of valid boards by 4 at the end.</text:span></text:p>
      <text:p text:style-name="P1">Fri Apr 15, 2022<text:span text:style-name="T1"> – During the night, drifting in and out of sleep, came up with what looks like a solution to the problem of enumerating the valid board positions. The general idea is to recursively spiral outward from the center, setting a valid position of the current piece and incrementing the count of valid boards.<text:line-break/><text:tab/></text:span><text:span text:style-name="T2">Wow! </text:span><text:span text:style-name="T3">Dragging myself through writing the code</text:span><text:span text:style-name="T2">, it’s clear that a) I don’t remember anything at all of Python, and b) Python is very different from C++, and c) Python 3 is incompatibly different from Python 2 (</text:span><text:span text:style-name="T3">e.g.,</text:span><text:span text:style-name="T2"> 4 / 3 is 0 in Python 2; it’s 0.75 in Python 3 and // is the integer division operator).<text:line-break/><text:tab/></text:span><text:span text:style-name="T4">Managed to create the spiral path of x, y coordinates that will be used to drop pieces on the board. Very confused about how to represent the pieces’ orientation and the neighbor</text:span><text:span text:style-name="T5">s</text:span><text:span text:style-name="T4"> of a coordinate.<text:line-break/><text:tab/></text:span><text:span text:style-name="T6">Lots of debug code just to understand basic concepts </text:span><text:span text:style-name="T20">of Python</text:span><text:span text:style-name="T6">. Having a lot of trouble finding </text:span><text:span text:style-name="T20">documentation of </text:span><text:span text:style-name="T6">simple things like “what are the parameters of the range() function?”. Found various classes and tutorials, but nothing succinct enough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8T10:09:53.214000000</dc:date>
    <meta:editing-duration>PT4H2M32S</meta:editing-duration>
    <meta:editing-cycles>41</meta:editing-cycles>
    <meta:generator>LibreOffice/7.1.6.2$Windows_X86_64 LibreOffice_project/0e133318fcee89abacd6a7d077e292f1145735c3</meta:generator>
    <meta:document-statistic meta:table-count="0" meta:image-count="0" meta:object-count="0" meta:page-count="2" meta:paragraph-count="17" meta:word-count="830" meta:character-count="4868" meta:non-whitespace-character-count="4037"/>
  </office:meta>
</office:document-meta>
</file>